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size="11pt" fo:language="zxx" fo:country="none" officeooo:paragraph-rsid="001f58d7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1pt" fo:language="zxx" fo:country="none" officeooo:rsid="001f58d7" officeooo:paragraph-rsid="001f58d7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7e1a" style:font-style-asian="normal" style:font-style-complex="normal"/>
    </style:style>
    <style:style style:name="T4" style:family="text">
      <style:text-properties fo:font-style="normal" officeooo:rsid="002323c3" style:font-style-asian="normal" style:font-style-complex="normal"/>
    </style:style>
    <style:style style:name="T5" style:family="text">
      <style:text-properties officeooo:rsid="00217e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éma Škôlka</text:h>
      <text:p text:style-name="P2"><text:tab/>Škôlka potrebuje vedieť, ktoré deti do škôlky chodia (alebo v minulosti chodili), do ktorej triedy je dieťa zaradené, kto je jeho zákonným zástupcom, kto ďalší môže dieťa zo škôlky vyzdvihnúť a pri akých aktivitách môžu byť (na základe súhlasu zákonného zástupcu) využité osobné údaje dieťaťa. Pedagogický pracovník môže v triede zastávať určitú funkciu.</text:p>
      <text:p text:style-name="P2"/>
      <text:p text:style-name="P3"><text:span text:style-name="T1"><text:tab/>OSOBA</text:span> je jednoznačne identifikovaná rodným číslom a ďalej by mal systém vedieť uchovávať je<text:span text:style-name="T5">j</text:span> meno, priezvisko, dátum narodenia, pohlavie, adresu bydliska a aspoň jeden kontakt či už telefónne číslo alebo e-mail. Entitná množina <text:span text:style-name="T1">OSOBA </text:span>je špecializovaná na ďalšie tri entitné množiny: <text:span text:style-name="T1">ZÁKONNÝ ZÁSTUPCA, DIEŤA </text:span><text:span text:style-name="T2">a </text:span><text:span text:style-name="T1">PEDAGOGICKÝ PRACOVNÍK. ZÁKONNÝ ZÁSTUPCA </text:span><text:span text:style-name="T2">a </text:span><text:span text:style-name="T1">PEDAGOGICKÝ PRACOVNÍK</text:span><text:span text:style-name="T2"> majú uchovávať rovnaké údaje ako </text:span><text:span text:style-name="T1">OSOBA</text:span><text:span text:style-name="T2">. Pri entitnej množine </text:span><text:span text:style-name="T1">DIEŤA</text:span><text:span text:style-name="T2"> sa navyše musí uchovať aj dátum nástupu a dátum ukončenia dieťaťa v škôlke. </text:span></text:p>
      <text:p text:style-name="P3"><text:span text:style-name="T2"><text:tab/>Jeden </text:span><text:span text:style-name="T1">ZÁKONNÝ ZÁSTUPCA</text:span><text:span text:style-name="T2"> môže zastupovať jedno a viac detí. Samozrejme aj jedno </text:span><text:span text:style-name="T1">DIEŤA</text:span><text:span text:style-name="T2"> môže byť zastúpené viacerými zákonnými zástupcami (zvyčajne dvoma rodičmi, ale pre neočakávané situácie je maximálna kardinalita neobmedzená). </text:span><text:span text:style-name="T1">ZÁKONNÝ ZÁSTUPCA</text:span><text:span text:style-name="T2"> má právo rozhodovať o bezpečnosti svojho dieťaťa. Práve preto udeľuje </text:span><text:span text:style-name="T1">POKYN K VYZDVIHNUTIU </text:span><text:span text:style-name="T2">svojho dieťaťa inou </text:span><text:span text:style-name="T1">OSOBOU</text:span><text:span text:style-name="T2">, pričom jeden pokyn zmocňuje práve jednu </text:span><text:span text:style-name="T1">OSOBU</text:span><text:span text:style-name="T2"> a zákonný zástupca ich môže udeliť viacej (napr. chce, aby po dieťa mohla prísť stará mama aj starý otec dieťaťa, alebo zastupuje viacero detí). </text:span><text:span text:style-name="T1">POKYN K VYZDVIHNUTIU</text:span><text:span text:style-name="T2"> je slabá entitná množiná, ktorá závisí na </text:span><text:span text:style-name="T1">ZÁKONNOM ZÁSTUPCOVI.</text:span><text:span text:style-name="T2"> Preto obsahuje čiastočný (diskriminačný) kľúč, ktorý značí číslo pokynu, ďalej sa ukladá dátum udelenia a dátum ukončenia platnosti pokynu. </text:span></text:p>
      <text:p text:style-name="P3"><text:span text:style-name="T2"><text:tab/>Z</text:span><text:span text:style-name="T1">ÁKONNÝ ZÁSTUPCA</text:span><text:span text:style-name="T2"> môže vyjadriť </text:span><text:span text:style-name="T1">SÚHLAS </text:span><text:span text:style-name="T2">so spracovaním osobných údajov dieťaťa pri danej </text:span><text:span text:style-name="T1">AKTIVITE.</text:span><text:span text:style-name="T2"> </text:span><text:span text:style-name="T1">SÚHLAS</text:span><text:span text:style-name="T2"> je taktiež slabá entitná množina identifikovaná číslom súhlasu a obsahuje </text:span><text:span text:style-name="T4">atribúty </text:span><text:span text:style-name="T2">dátum udelenia a dátum ukončenia platnosti. </text:span><text:span text:style-name="T1">AKTIVITA </text:span><text:span text:style-name="T2">je silná entitná množina, ktorá je unikátna svojím číslom aktivity, ďalej obsahuje typ aktivity (napr. výlet, súťaž, besiedka, lyžiarský kurz, odborná činnosť učiteľa, …) a názov konkrétnej aktivity. </text:span><text:span text:style-name="T1">SÚHLAS </text:span><text:span text:style-name="T2">sa vzťahuje práve na jednu konkrétnu </text:span><text:span text:style-name="T1">AKTIVITU</text:span><text:span text:style-name="T2"> a s danou aktivitou (napr. triedny výlet do múzea, ktorý absolvuje viacej detí) môže súhlasiť viacej súhlasov </text:span><text:span text:style-name="T3">(viacej rodičov)</text:span><text:span text:style-name="T2">. </text:span></text:p>
      <text:p text:style-name="P3"><text:span text:style-name="T2"><text:tab/></text:span><text:span text:style-name="T1">DIEŤA</text:span><text:span text:style-name="T2"> musí vždy patriť do nejakej </text:span><text:span text:style-name="T1">TRIEDY </text:span><text:span text:style-name="T2">(samozrejme každým rokom je vo vyššej triede, preto je maximálna kardinalita neobmedzená), ale </text:span><text:span text:style-name="T1">TRIEDA </text:span><text:span text:style-name="T2">môže mať aj nula žiakov (aby sa mohla vytvoriť v databáze skôr, než sa bude vedieť, kto do triedy bude chodiť). V každej </text:span><text:span text:style-name="T1">TRIEDE </text:span><text:span text:style-name="T2">môžu a nemusia byť </text:span><text:span text:style-name="T1">FUNKCIE</text:span><text:span text:style-name="T2">, pričom konkrétna </text:span><text:span text:style-name="T1">FUNKCIA </text:span><text:span text:style-name="T2">sa môže vyskytovať len v jednej </text:span><text:span text:style-name="T1">TRIEDE</text:span><text:span text:style-name="T2">. </text:span><text:span text:style-name="T1">FUNKCIA </text:span><text:span text:style-name="T2">je daná primárnym kľučom číslo</text:span><text:span text:style-name="T4">_</text:span><text:span text:style-name="T2">funkcie, ďalej sa ukladá názov funkcie (napr. triedny učiteľ, učiteľ, odborný asistent, vychovávateľ, lektor angličtiny, …), dátum začatia a dátum ukončenia. Danú </text:span><text:span text:style-name="T1">FUNKCIU </text:span><text:span text:style-name="T2">v danej </text:span><text:span text:style-name="T1">TRIEDE </text:span><text:span text:style-name="T2">môže zastávať práve jeden </text:span><text:span text:style-name="T1">PEDAGOGICKÝ PRACOVNÍK</text:span><text:span text:style-name="T2">, ale daný </text:span><text:span text:style-name="T1">PEDAGOGICKÝ PRACOVNÍK </text:span><text:span text:style-name="T2">môže byť napríklad v jednej triede vychovávateľom a v druhej triede triednym učiteľom, čiže počet zastávajúcich </text:span><text:span text:style-name="T1">FUNKCIÍ </text:span><text:span text:style-name="T2">nie je obmedzený.</text:span></text:p>
      <text:p text:style-name="P3"><text:span text:style-name="T2"/></text:p>
      <text:p text:style-name="P4">(časť textu prevzatá zo zadania IUS projektu 2022/2023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5:24:51.271454653</meta:creation-date>
    <dc:date>2024-03-03T13:55:08.265481647</dc:date>
    <meta:editing-duration>PT2H10M25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1" meta:paragraph-count="7" meta:word-count="457" meta:character-count="3146" meta:non-whitespace-character-count="2688"/>
  </office:meta>
</office:document-meta>
</file>